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задача</text:p>
      <text:p text:style-name="P1"/>
      <text:p text:style-name="P1">Условие:</text:p>
      <text:p text:style-name="P1">Скачайте заготовку проекта по ссылке.</text:p>
      <text:p text:style-name="P1">С работой ядра Спринг мы разобрались, теперь самое время подключить к нему пару модулей для комфортной работы.</text:p>
      <text:p text:style-name="P1">Начнем с ORM.</text:p>
      <text:p text:style-name="P1">Для работы с hibernate нам понадобится зависимость hibernate-core, корректным взаимодействием со Спрингом озаботится зависимость spring-orm.</text:p>
      <text:p text:style-name="P1">Как вы можете видеть, зависимость spring-core пропала, это произошло из-за того, что она является транзитной для всех модулей Спринга и дублировать ее смысла нет.</text:p>
      <text:p text:style-name="P1">У нас появились пакеты model, service, теперь сервисы и DAO объявлены бинами с помощью аннотаций @Repository и @Service.</text:p>
      <text:p text:style-name="P1">В методе main будет происходить тестирование работоспособности нашего приложения. Класс Car аннотирован как стандартная сущность hibernate. В AppConfig теперь присутствует базовая настройка hibernate, берущая данные из файла db.properties. Обратите внимание, что для ее работы используется аннотация @PropertySource("classpath:db.properties"), обращающаяся к папке ресурсов.</text:p>
      <text:p text:style-name="P1">На этом настройка приложения окончена.</text:p>
      <text:p text:style-name="P1"/>
      <text:p text:style-name="P1">Задание:</text:p>
      <text:p text:style-name="P1">1. Создайте соединение к своей базе данных и схему. Запустите приложение. Проверьте, что оно полностью работает.</text:p>
      <text:p text:style-name="P1">2. Создайте сущность Car с полями String model и int series, на которую будет ссылаться User с помощью связи one-to-one.</text:p>
      <text:p text:style-name="P1">3. Добавьте этот класс в настройки hibernate.</text:p>
      <text:p text:style-name="P1">4. Создайте несколько пользователей с машинами, добавьте их в базу данных, вытащите обратно.</text:p>
      <text:p text:style-name="P1">5. В сервис добавьте метод, который с помощью hql-запроса будет доставать юзера, владеющего машиной по ее модели и сер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6.1.5.2$Linux_X86_64 LibreOffice_project/10$Build-2</meta:generator>
    <dc:date>2021-11-21T11:26:23.530585681</dc:date>
    <meta:editing-duration>PT12H44M14S</meta:editing-duration>
    <meta:editing-cycles>17</meta:editing-cycles>
    <meta:document-statistic meta:table-count="0" meta:image-count="0" meta:object-count="0" meta:page-count="1" meta:paragraph-count="16" meta:word-count="207" meta:character-count="1519" meta:non-whitespace-character-count="1328"/>
  </office:meta>
</office:document-meta>
</file>